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1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ul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string" calcext:value-type="string">
            <text:p>Compiler-dependant</text:p>
          </table:table-cell>
          <table:table-cell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string" calcext:value-type="string">
            <text:p>get rawcomments from astcontext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string" calcext:value-type="string">
            <text:p>get rawcomments from astcontext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string" calcext:value-type="string">
            <text:p>not implemented yet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string" calcext:value-type="string">
            <text:p>not implemented yet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string" calcext:value-type="string">
            <text:p>clang wont let it through</text:p>
          </table:table-cell>
          <table:table-cell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string" calcext:value-type="string">
            <text:p>clang wont let it through</text:p>
          </table:table-cell>
          <table:table-cell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string" calcext:value-type="string">
            <text:p>clang wont let it through</text:p>
          </table:table-cell>
          <table:table-cell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string" calcext:value-type="string">
            <text:p>clang wont let it through</text:p>
          </table:table-cell>
          <table:table-cell/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string" calcext:value-type="string">
            <text:p>not implemented yet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string" calcext:value-type="string">
            <text:p>not sure if that even possible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string" calcext:value-type="string">
            <text:p>clang wont let it through</text:p>
          </table:table-cell>
          <table:table-cell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string" calcext:value-type="string">
            <text:p>up to your build toolchain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8.11" calcext:value-type="float">
            <text:p>8.1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8.12" calcext:value-type="float">
            <text:p>8.1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string" calcext:value-type="string">
            <text:p>not implemented yet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string" calcext:value-type="string">
            <text:p>not implemented yet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string" calcext:value-type="string">
            <text:p>not implemented yet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string" calcext:value-type="string">
            <text:p>not implemented yet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string" calcext:value-type="string">
            <text:p>not implemented yet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string" calcext:value-type="string">
            <text:p>not implemented yet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string" calcext:value-type="string">
            <text:p>not implementable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string" calcext:value-type="string">
            <text:p>target-dependent</text:p>
          </table:table-cell>
          <table:table-cell/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2.11" calcext:value-type="float">
            <text:p>12.11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2.13" calcext:value-type="float">
            <text:p>12.1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string" calcext:value-type="string">
            <text:p>too general</text:p>
          </table:table-cell>
          <table:table-cell office:value-type="string" calcext:value-type="string">
            <text:p>Later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string" calcext:value-type="string">
            <text:p>clang catches it</text:p>
          </table:table-cell>
          <table:table-cell/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string" calcext:value-type="string">
            <text:p>clang wont let it through</text:p>
          </table:table-cell>
          <table:table-cell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string" calcext:value-type="string">
            <text:p>clang wont let it through</text:p>
          </table:table-cell>
          <table:table-cell/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string" calcext:value-type="string">
            <text:p>clang wont let it through</text:p>
          </table:table-cell>
          <table:table-cell/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string" calcext:value-type="string">
            <text:p>clang wont let it through</text:p>
          </table:table-cell>
          <table:table-cell/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Janky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Janky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string" calcext:value-type="string">
            <text:p>Compiler-dependant</text:p>
          </table:table-cell>
          <table:table-cell/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string" calcext:value-type="string">
            <text:p>Compiler-dependant</text:p>
          </table:table-cell>
          <table:table-cell/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string" calcext:value-type="string">
            <text:p>not implementable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string" calcext:value-type="string">
            <text:p>not implementable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9.11" calcext:value-type="float">
            <text:p>19.11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9.12" calcext:value-type="float">
            <text:p>19.1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9.13" calcext:value-type="float">
            <text:p>19.1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9.14" calcext:value-type="float">
            <text:p>19.14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9.15" calcext:value-type="float">
            <text:p>19.15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9.16" calcext:value-type="float">
            <text:p>19.16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9.17" calcext:value-type="float">
            <text:p>19.17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string" calcext:value-type="string">
            <text:p>not implemented yet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string" calcext:value-type="string">
            <text:p>not implemented yet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string" calcext:value-type="string">
            <text:p>not implemented yet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string" calcext:value-type="string">
            <text:p>not implemented yet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string" calcext:value-type="string">
            <text:p>not implemented yet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20.11" calcext:value-type="float">
            <text:p>20.11</text:p>
          </table:table-cell>
          <table:table-cell office:value-type="string" calcext:value-type="string">
            <text:p>not implemented yet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20.12" calcext:value-type="float">
            <text:p>20.1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0">00/00/0000</text:date>, <text:time style:data-style-name="N2" text:time-value="10:03:32.26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17:21:59.369000000</meta:creation-date>
    <dc:date>2016-12-10T16:11:52.980000000</dc:date>
    <meta:editing-duration>P3DT2H50M57S</meta:editing-duration>
    <meta:editing-cycles>65</meta:editing-cycles>
    <meta:generator>LibreOffice/5.1.1.3$Windows_x86 LibreOffice_project/89f508ef3ecebd2cfb8e1def0f0ba9a803b88a6d</meta:generator>
    <meta:document-statistic meta:table-count="1" meta:cell-count="380" meta:object-count="0"/>
  </office:meta>
</office:document-meta>
</file>